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a8a04" officeooo:paragraph-rsid="001a8a04"/>
    </style:style>
    <style:style style:name="P2" style:family="paragraph" style:parent-style-name="Standard">
      <style:paragraph-properties fo:text-align="center" style:justify-single-word="false"/>
      <style:text-properties officeooo:rsid="001be634" officeooo:paragraph-rsid="001be63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be634" officeooo:paragraph-rsid="001be63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e634" officeooo:paragraph-rsid="001be63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8168" officeooo:paragraph-rsid="001c816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be634" officeooo:paragraph-rsid="001be63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c8168" officeooo:paragraph-rsid="001c816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bold" officeooo:rsid="001be634" officeooo:paragraph-rsid="001be63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e2639" officeooo:paragraph-rsid="001e263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2639" officeooo:paragraph-rsid="001e2639" style:font-weight-asian="bold" style:font-weight-complex="bold"/>
    </style:style>
    <style:style style:name="T1" style:family="text">
      <style:text-properties officeooo:rsid="001c8168"/>
    </style:style>
    <style:style style:name="T2" style:family="text">
      <style:text-properties officeooo:rsid="001e2639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Life Cycle</text:p>
      <text:p text:style-name="P2">A2</text:p>
      <text:p text:style-name="P2"/>
      <text:p text:style-name="P3">1. Problem Specification</text:p>
      <text:p text:style-name="P4">Design a program using ordinary pipes in which there are two processes (a parent and a child). The </text:p>
      <text:p text:style-name="P4">parent process asks the user to enter a candidate password for his “username” in order to access </text:p>
      <text:p text:style-name="P4">Application X. (We do not care what application is X.) In response, the parent sends the password to </text:p>
      <text:p text:style-name="P4">the child. The child checks the strength of the user's password, and returns one of the following three </text:p>
      <text:p text:style-name="P4">decision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ecision </text:p>
          </table:table-cell>
          <table:table-cell table:style-name="Table1.B1" office:value-type="string">
            <text:p text:style-name="P5">Description </text:p>
          </table:table-cell>
        </table:table-row>
        <table:table-row>
          <table:table-cell table:style-name="Table1.A2" office:value-type="string">
            <text:p text:style-name="P5">STRONG PASSWORD</text:p>
          </table:table-cell>
          <table:table-cell table:style-name="Table1.B2" office:value-type="string">
            <text:p text:style-name="P5"><text:s/>If the password has more than 8 characters and contains upper- </text:p>
            <text:p text:style-name="P5">case and lower-case letters as well as numbers. Examples: </text:p>
            <text:p text:style-name="P5">OPSlmr183, 187jklPNR, etc. </text:p>
          </table:table-cell>
        </table:table-row>
        <table:table-row>
          <table:table-cell table:style-name="Table1.A2" office:value-type="string">
            <text:p text:style-name="P5">WEAK PASSWORD</text:p>
          </table:table-cell>
          <table:table-cell table:style-name="Table1.B2" office:value-type="string">
            <text:p text:style-name="P5">If the password has more than 8 characters and does not mix </text:p>
            <text:p text:style-name="P5">upper-case letters, lower-case letters, and numbers. Examples: </text:p>
            <text:p text:style-name="P5">AAAAAAAAA, 123456789, aaaaaacccc, EERReeeee, </text:p>
            <text:p text:style-name="P5">7878EEEE, hhhh4545, etc. </text:p>
          </table:table-cell>
        </table:table-row>
        <table:table-row>
          <table:table-cell table:style-name="Table1.A2" office:value-type="string">
            <text:p text:style-name="P5">SHORT PASSWORD</text:p>
          </table:table-cell>
          <table:table-cell table:style-name="Table1.B2" office:value-type="string">
            <text:p text:style-name="P5">If the password has fewer than 8 characters. </text:p>
            <text:p text:style-name="P5">The program requires using two pipes: one for sending the password from the parent to the child, and </text:p>
            <text:p text:style-name="P5">the other for sending the child’s decision to the parent.</text:p>
          </table:table-cell>
        </table:table-row>
      </table:table>
      <text:p text:style-name="P5"/>
      <text:p text:style-name="P3">2 Program Structure Design</text:p>
      <text:p text:style-name="P3"/>
      <text:p text:style-name="P7">2.1 modules and Their Basic Structure <text:span text:style-name="T1">(functions not modules)</text:span></text:p>
      <text:p text:style-name="P6">a) main:</text:p>
      <text:p text:style-name="P6">b) get password</text:p>
      <text:p text:style-name="P6">b) check password</text:p>
      <text:p text:style-name="P6"/>
      <text:p text:style-name="P8"/>
      <text:p text:style-name="P7"/>
      <text:p text:style-name="P7">2.2 pesudocode for the modules</text:p>
      <text:p text:style-name="P10">/* <text:span text:style-name="T3">define buffer and read and write ends */</text:span></text:p>
      <text:p text:style-name="P10"/>
      <text:p text:style-name="P10"><text:span text:style-name="T3">/*in main */</text:span></text:p>
      <text:p text:style-name="P10"><text:span text:style-name="T3">/* init two file descriptors */</text:span></text:p>
      <text:p text:style-name="P10"><text:span text:style-name="T3">/* init pid_t */</text:span></text:p>
      <text:p text:style-name="P10"><text:span text:style-name="T3">/* malloc memory for userinput */</text:span></text:p>
      <text:p text:style-name="P10"><text:span text:style-name="T3">/* pipe both file descriptors */</text:span></text:p>
      <text:p text:style-name="P10"><text:span text:style-name="T3">/* fork() and assign to pid */</text:span></text:p>
      <text:p text:style-name="P10"><text:span text:style-name="T3">/*switch statement of pid */</text:span></text:p>
      <text:p text:style-name="P10"/>
      <text:p text:style-name="P3">3. Risk Analysis</text:p>
      <text:p text:style-name="P3"/>
      <text:p text:style-name="P3">4.Verification</text:p>
      <text:p text:style-name="P3"><text:soft-page-break/></text:p>
      <text:p text:style-name="P3">5. Coding</text:p>
      <text:p text:style-name="P3"/>
      <text:p text:style-name="P3">6. Testing</text:p>
      <text:p text:style-name="P3"/>
      <text:p text:style-name="P12">7. Refining The Program</text:p>
      <text:p text:style-name="P3"/>
      <text:p text:style-name="P3"><text:span text:style-name="T2">8</text:span>. Production</text:p>
      <text:p text:style-name="P3"/>
      <text:p text:style-name="P3"><text:span text:style-name="T2">9</text:span>. Maintenanc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8a04" officeooo:paragraph-rsid="001a8a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1:24:06.106485877</meta:creation-date>
    <meta:generator>LibreOffice/4.2.8.2$Linux_X86_64 LibreOffice_project/420m0$Build-2</meta:generator>
    <dc:date>2015-10-15T21:14:25.221639445</dc:date>
    <meta:editing-duration>P2DT13H16M29S</meta:editing-duration>
    <meta:editing-cycles>4</meta:editing-cycles>
    <meta:document-statistic meta:table-count="1" meta:image-count="0" meta:object-count="0" meta:page-count="2" meta:paragraph-count="44" meta:word-count="260" meta:character-count="1546" meta:non-whitespace-character-count="1313"/>
  </office:meta>
</office:document-meta>
</file>